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01665" officeooo:paragraph-rsid="00101665"/>
    </style:style>
    <style:style style:name="P2" style:family="paragraph" style:parent-style-name="Standard">
      <style:text-properties officeooo:rsid="00101665" officeooo:paragraph-rsid="00112200"/>
    </style:style>
    <style:style style:name="P3" style:family="paragraph" style:parent-style-name="Standard">
      <style:text-properties officeooo:rsid="00101665" officeooo:paragraph-rsid="00126419"/>
    </style:style>
    <style:style style:name="P4" style:family="paragraph" style:parent-style-name="Standard" style:list-style-name="L2">
      <style:text-properties officeooo:rsid="00101665" officeooo:paragraph-rsid="00126419"/>
    </style:style>
    <style:style style:name="P5" style:family="paragraph" style:parent-style-name="Standard" style:list-style-name="L3">
      <style:text-properties officeooo:paragraph-rsid="00112200"/>
    </style:style>
    <style:style style:name="P6" style:family="paragraph" style:parent-style-name="Standard" style:list-style-name="L3">
      <style:text-properties officeooo:paragraph-rsid="00126419"/>
    </style:style>
    <style:style style:name="P7" style:family="paragraph" style:parent-style-name="Standard">
      <style:text-properties fo:font-weight="bold" officeooo:rsid="00101665" officeooo:paragraph-rsid="00126419" style:font-weight-asian="bold" style:font-weight-complex="bold"/>
    </style:style>
    <style:style style:name="P8" style:family="paragraph" style:parent-style-name="Standard">
      <style:text-properties fo:font-weight="normal" officeooo:rsid="00101665" officeooo:paragraph-rsid="00126419" style:font-weight-asian="normal" style:font-weight-complex="normal"/>
    </style:style>
    <style:style style:name="T1" style:family="text">
      <style:text-properties officeooo:rsid="00112200"/>
    </style:style>
    <style:style style:name="T2" style:family="text">
      <style:text-properties officeooo:rsid="00126419"/>
    </style:style>
    <style:style style:name="T3" style:family="text">
      <style:text-properties fo:font-weight="bold" officeooo:rsid="00126419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Quick summary</text:span><text:span text:style-name="T2"> of the meeting by Andrea.</text:span></text:p>
      <text:p text:style-name="P3"><text:span text:style-name="T2"/></text:p>
      <text:list xml:id="list5852116938084309591" text:style-name="L1">
        <text:list-item>
          <text:p text:style-name="P1">Setup file completely modifiable: all the parameters are modifiable by the engineer</text:p>
        </text:list-item>
        <text:list-item>
          <text:p text:style-name="P1">can we save a sort of log about the historical changes into the parameters?</text:p>
        </text:list-item>
        <text:list-item>
          <text:p text:style-name="P1">Don't regroup the data for week, but max for days</text:p>
        </text:list-item>
        <text:list-item>
          <text:p text:style-name="P1">overlapping of data: overlap the graphs to appreciate differences between models and to make some correlations (e.g. Hydrometer and eco sounder data → you can see the difference about the water level)</text:p>
        </text:list-item>
        <text:list-item>
          <text:p text:style-name="P1">camera and sensors files have not the same timestamp</text:p>
        </text:list-item>
        <text:list-item>
          <text:p text:style-name="P1">there are a lot of combinations (traffic/debris etc) → have a look to the pdf charged by Lorenzo, last table, to see parameters and combinations</text:p>
        </text:list-item>
        <text:list-item>
          <text:p text:style-name="P1">there are some other formulas to calculate the safety factor...he'll tells us this formulas in the next week (<text:span text:style-name="T2">I hope</text:span>)</text:p>
        </text:list-item>
        <text:list-item>
          <text:p text:style-name="P1">we are translating all the documentation; it's quite difficult to undertand. I think that for the ER schema of the DB the information that we still have are enough (we'll have to add only 5 or 6 columns at the DB with the last parameters/forces)</text:p>
        </text:list-item>
      </text:list>
      <text:p text:style-name="P3"><text:span text:style-name="T2"/></text:p>
      <text:p text:style-name="P3"><text:span text:style-name="T3">Notes</text:span><text:span text:style-name="T2">:</text:span></text:p>
      <text:p text:style-name="P3"><text:span text:style-name="T2"/></text:p>
      <text:list xml:id="list2477755845363633628" text:style-name="L3">
        <text:list-item>
          <text:p text:style-name="P5"><text:span text:style-name="T1">REMEMBER THAT WE NEED ONLY THE FORMULAS TO MAKE THE CALCULATIONS, SO THE MATLAB CODE IN MY OPINION IS NOT SO IMPORTANT (ALSO BECAUSE IT IS THE CODE WRITTEN BY A CIVIL ENGINEER AND NOT BY A COMPUTER ENGINEER)</text:span></text:p>
        </text:list-item>
      </text:list>
      <text:p text:style-name="P2"><text:span text:style-name="T1"/></text:p>
      <text:list xml:id="list36465569" text:continue-numbering="true" text:style-name="L3">
        <text:list-item>
          <text:p text:style-name="P5"><text:span text:style-name="T1">DON'T TRUST ON THAT CODE, BECAUSE OUR CUSTOMERS ARE MAKING SOME CHANGES ON THE FORMULAS: THE RIGHT ONES ARE THE FORMULAS THAT LORENZO IS TRANSLATING/UPLOADING IN THESE DAYS</text:span></text:p>
        </text:list-item>
      </text:list>
      <text:p text:style-name="P2"><text:span text:style-name="T1"/></text:p>
      <text:list xml:id="list36466281" text:continue-numbering="true" text:style-name="L3">
        <text:list-item>
          <text:p text:style-name="P6"><text:span text:style-name="T2">TRY TO THINK ALSO TO THE SOFTWARE MODULES WE HAVE TO IMPLEMENT; WE ARE WORKING ON SOME ABSTRACT/HIGH LEVEL INTERFACES, CLASS DIAGRAMS AND SEQUENCE DIAGRAMS. WE'LL UPLOAD THEM ASAP, POSSIBLE BEFORE THE 19.00 MEETING.</text:span></text:p>
        </text:list-item>
      </text:list>
      <text:p text:style-name="P3"><text:span text:style-name="T2"/></text:p>
      <text:list xml:id="list36458166" text:continue-numbering="true" text:style-name="L3">
        <text:list-item>
          <text:p text:style-name="P6"><text:span text:style-name="T2">WE HAVE TO THINK THEN HOW TO SWITCH THE WORK BETWEEN THE GROUP</text:span></text:p>
        </text:list-item>
      </text:list>
      <text:p text:style-name="P3"><text:span text:style-name="T2"/></text:p>
      <text:p text:style-name="P7"><text:span text:style-name="T2">Thoughts:</text:span></text:p>
      <text:p text:style-name="P8"><text:span text:style-name="T2"/></text:p>
      <text:p text:style-name="P3"><text:span text:style-name="T2">I have thought that, more or less, the modules are (with the people that could be in charge):</text:span></text:p>
      <text:p text:style-name="P3"><text:span text:style-name="T2"/></text:p>
      <text:list xml:id="list7902613942298703532" text:style-name="L2">
        <text:list-item>
          <text:p text:style-name="P4"><text:span text:style-name="T2">DB &amp; parser → jorn + marko</text:span></text:p>
        </text:list-item>
        <text:list-item>
          <text:p text:style-name="P4"><text:span text:style-name="T2">Math Engine → andrea + lorenzo + ghazal</text:span></text:p>
        </text:list-item>
        <text:list-item>
          <text:p text:style-name="P4"><text:span text:style-name="T2">Web Services + Client → dzana + nikola + miraldi</text:span></text:p>
        </text:list-item>
      </text:list>
      <text:p text:style-name="P3"><text:span text:style-name="T2"/></text:p>
      <text:p text:style-name="P3"><text:span text:style-name="T2">What do u think about it? Obviously each team member could help the people in charge of a determinate SW module and we can also re-distributed the works.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6:04:44.24</meta:creation-date>
    <dc:date>2013-11-05T16:31:14.66</dc:date>
    <meta:editing-duration>PT10M9S</meta:editing-duration>
    <meta:editing-cycles>3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20" meta:word-count="376" meta:character-count="2061" meta:non-whitespace-character-count="1720"/>
  </office:meta>
</office:document-meta>
</file>